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Punjabi1" svg:font-family="'Lohit Punjabi'"/>
    <style:font-face style:name="Ubuntu Light" svg:font-family="'Ubuntu Light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Punjabi" svg:font-family="'Lohit Punjabi'" style:font-family-generic="system" style:font-pitch="variable"/>
  </office:font-face-decls>
  <office:automatic-styles>
    <style:style style:name="P1" style:family="paragraph" style:parent-style-name="Standard" style:list-style-name="L1">
      <style:text-properties style:font-name="Ubuntu Light" officeooo:rsid="0003dca6" officeooo:paragraph-rsid="0003dca6"/>
    </style:style>
    <style:style style:name="P2" style:family="paragraph" style:parent-style-name="Standard" style:list-style-name="L1">
      <style:text-properties style:font-name="Ubuntu Light" officeooo:rsid="00042a68" officeooo:paragraph-rsid="00042a68"/>
    </style:style>
    <style:style style:name="P3" style:family="paragraph" style:parent-style-name="Standard" style:list-style-name="L1">
      <style:text-properties style:font-name="Ubuntu Light" officeooo:rsid="000433aa" officeooo:paragraph-rsid="000433aa"/>
    </style:style>
    <style:style style:name="P4" style:family="paragraph" style:parent-style-name="Standard" style:list-style-name="L1">
      <style:text-properties style:font-name="Ubuntu Light" officeooo:rsid="0005fad2" officeooo:paragraph-rsid="0005fad2"/>
    </style:style>
    <style:style style:name="P5" style:family="paragraph" style:parent-style-name="Standard" style:list-style-name="L1">
      <style:text-properties style:font-name="Ubuntu Light" officeooo:rsid="00075a02" officeooo:paragraph-rsid="00075a02"/>
    </style:style>
    <style:style style:name="P6" style:family="paragraph" style:parent-style-name="Standard" style:list-style-name="L1">
      <style:text-properties style:font-name="Ubuntu Light" officeooo:rsid="000a429f" officeooo:paragraph-rsid="000a429f"/>
    </style:style>
    <style:style style:name="P7" style:family="paragraph" style:parent-style-name="Standard" style:list-style-name="L1">
      <style:text-properties style:font-name="Ubuntu Light" officeooo:rsid="000b3994" officeooo:paragraph-rsid="000b3994"/>
    </style:style>
    <style:style style:name="P8" style:family="paragraph" style:parent-style-name="Standard" style:list-style-name="L1">
      <style:text-properties style:font-name="Ubuntu Light" officeooo:rsid="000c5a96" officeooo:paragraph-rsid="000c5a96"/>
    </style:style>
    <style:style style:name="P9" style:family="paragraph" style:parent-style-name="Standard" style:list-style-name="L1">
      <style:text-properties style:font-name="Ubuntu Light" officeooo:rsid="000e2250" officeooo:paragraph-rsid="000e2250"/>
    </style:style>
    <style:style style:name="P10" style:family="paragraph" style:parent-style-name="Standard" style:list-style-name="L1">
      <style:text-properties style:font-name="Ubuntu Light" officeooo:rsid="00100f9e" officeooo:paragraph-rsid="00100f9e"/>
    </style:style>
    <style:style style:name="P11" style:family="paragraph" style:parent-style-name="Standard" style:list-style-name="L1">
      <style:text-properties style:font-name="Ubuntu Light" officeooo:rsid="00118726" officeooo:paragraph-rsid="00118726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410266475619671073" text:style-name="L1">
        <text:list-item>
          <text:p text:style-name="P1">How to check compiler's documentation for data ranges? </text:p>
          <text:p text:style-name="P2">Use the header &lt;climits&gt;. </text:p>
        </text:list-item>
        <text:list-item>
          <text:p text:style-name="P2">Learn 2's complement approach to mathematical operations </text:p>
        </text:list-item>
        <text:list-item>
          <text:p text:style-name="P2">Why is char signed or unsigned? </text:p>
        </text:list-item>
        <text:list-item>
          <text:p text:style-name="P3">How big is a double from a float? </text:p>
        </text:list-item>
        <text:list-item>
          <text:p text:style-name="P4">Scientific notation for floating point numbers. </text:p>
        </text:list-item>
        <text:list-item>
          <text:p text:style-name="P5">Literal suffixes. </text:p>
        </text:list-item>
        <text:list-item>
          <text:p text:style-name="P6">Read more about wchar_h. </text:p>
        </text:list-item>
        <text:list-item>
          <text:p text:style-name="P7">Are 'k' and “k” different? </text:p>
        </text:list-item>
        <text:list-item>
          <text:p text:style-name="P8">Dynamic initialization. </text:p>
        </text:list-item>
        <text:list-item>
          <text:p text:style-name="P9">C++ operators: arithmetic, bitwise, relational and logical. </text:p>
        </text:list-item>
        <text:list-item>
          <text:p text:style-name="P10">Increment and decrement operators and prefix or postfix the operand. </text:p>
        </text:list-item>
        <text:list-item>
          <text:p text:style-name="P11">How to make beep sound in C++? </text:p>
        </text:list-item>
        <text:list-item>
          <text:p text:style-name="P11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Punjabi1" svg:font-family="'Lohit Punjabi'"/>
    <style:font-face style:name="Ubuntu Light" svg:font-family="'Ubuntu Light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Punjabi" svg:font-family="'Lohit Punjab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Punjabi" style:font-size-complex="12pt" style:language-complex="pa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Punjabi" style:font-size-complex="12pt" style:language-complex="pa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Punjabi" style:font-family-complex="'Lohit Punjab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Punjabi1" style:font-family-complex="'Lohit Punjab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Punjabi1" style:font-family-complex="'Lohit Punjab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Punjabi1" style:font-family-complex="'Lohit Punjab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8T17:35:13.740655357</meta:creation-date>
    <dc:date>2015-11-08T19:54:39.705199546</dc:date>
    <meta:editing-duration>PT2H4M9S</meta:editing-duration>
    <meta:editing-cycles>11</meta:editing-cycles>
    <meta:generator>LibreOffice/4.2.8.2$Linux_X86_64 LibreOffice_project/420m0$Build-2</meta:generator>
    <meta:document-statistic meta:table-count="0" meta:image-count="0" meta:object-count="0" meta:page-count="1" meta:paragraph-count="14" meta:word-count="89" meta:character-count="536" meta:non-whitespace-character-count="460"/>
  </office:meta>
</office:document-meta>
</file>